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Heading_20_2">
      <style:text-properties fo:language="es" fo:country="ES" fo:font-weight="bold" officeooo:rsid="0026558e" officeooo:paragraph-rsid="0026558e" style:font-weight-asian="bold" style:font-weight-complex="bold"/>
    </style:style>
    <style:style style:name="P9" style:family="paragraph" style:parent-style-name="Text_20_body">
      <style:text-properties officeooo:rsid="001f8886" officeooo:paragraph-rsid="001f8886"/>
    </style:style>
    <style:style style:name="P10" style:family="paragraph" style:parent-style-name="Text_20_body">
      <style:text-properties officeooo:rsid="002bad6c" officeooo:paragraph-rsid="002bad6c"/>
    </style:style>
    <style:style style:name="P11" style:family="paragraph" style:parent-style-name="Text_20_body">
      <style:text-properties officeooo:rsid="002bf508" officeooo:paragraph-rsid="002bf508"/>
    </style:style>
    <style:style style:name="P12" style:family="paragraph" style:parent-style-name="Text_20_body">
      <style:text-properties officeooo:paragraph-rsid="002bf508"/>
    </style:style>
    <style:style style:name="P13" style:family="paragraph" style:parent-style-name="Text_20_body">
      <style:text-properties officeooo:rsid="002c36ae" officeooo:paragraph-rsid="002c36ae"/>
    </style:style>
    <style:style style:name="P14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Heading_20_3">
      <style:text-properties fo:font-weight="normal" officeooo:paragraph-rsid="001d9110"/>
    </style:style>
    <style:style style:name="P16" style:family="paragraph" style:parent-style-name="Heading_20_3">
      <style:text-properties fo:font-weight="normal" officeooo:paragraph-rsid="001d9110" style:font-weight-asian="normal" style:font-weight-complex="normal"/>
    </style:style>
    <style:style style:name="P17" style:family="paragraph" style:parent-style-name="Heading_20_3">
      <style:text-properties officeooo:paragraph-rsid="001d9110"/>
    </style:style>
    <style:style style:name="P1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9" style:family="paragraph" style:parent-style-name="Standard">
      <style:text-properties fo:language="es" fo:country="ES"/>
    </style:style>
    <style:style style:name="P20" style:family="paragraph" style:parent-style-name="Standard">
      <style:text-properties fo:language="es" fo:country="ES" officeooo:rsid="0027c316" officeooo:paragraph-rsid="0027c316"/>
    </style:style>
    <style:style style:name="P21" style:family="paragraph" style:parent-style-name="Standard">
      <style:text-properties fo:language="es" fo:country="ES" officeooo:rsid="00284945" officeooo:paragraph-rsid="00284945"/>
    </style:style>
    <style:style style:name="P22" style:family="paragraph" style:parent-style-name="Standard">
      <style:text-properties fo:language="es" fo:country="ES" officeooo:paragraph-rsid="0026558e"/>
    </style:style>
    <style:style style:name="P23" style:family="paragraph" style:parent-style-name="Standard">
      <style:paragraph-properties fo:margin-top="0in" fo:margin-bottom="0.0626in" loext:contextual-spacing="false" style:line-height-at-least="0.1665in" fo:text-align="start" style:justify-single-word="false" fo:orphans="2" fo:widows="2" style:writing-mode="lr-tb"/>
      <style:text-properties officeooo:paragraph-rsid="002c36ae"/>
    </style:style>
    <style:style style:name="P24" style:family="paragraph" style:parent-style-name="Standard" style:list-style-name="L4">
      <style:text-properties fo:language="es" fo:country="ES"/>
    </style:style>
    <style:style style:name="P25" style:family="paragraph" style:parent-style-name="Text_20_body">
      <style:text-properties officeooo:rsid="002c36ae" officeooo:paragraph-rsid="002c36ae"/>
    </style:style>
    <style:style style:name="P26" style:family="paragraph" style:parent-style-name="Text_20_body">
      <style:text-properties officeooo:rsid="002e6b4e" officeooo:paragraph-rsid="002e6b4e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3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34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3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3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0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41" style:family="paragraph" style:parent-style-name="Heading_20_2" style:list-style-name="L6">
      <style:text-properties officeooo:paragraph-rsid="000a2dfa"/>
    </style:style>
    <style:style style:name="P42" style:family="paragraph" style:parent-style-name="Heading_20_1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23223b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20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2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6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27" style:family="text">
      <style:text-properties fo:font-variant="normal" fo:text-transform="none" style:font-name="inherit" fo:font-size="10.5pt" fo:letter-spacing="normal" fo:font-style="normal" fo:font-weight="normal" officeooo:rsid="0024d9c3" loext:padding="0in" loext:border="none"/>
    </style:style>
    <style:style style:name="T28" style:family="text">
      <style:text-properties fo:font-variant="normal" fo:text-transform="none" style:font-name="inherit" fo:font-size="10.5pt" fo:letter-spacing="normal" fo:font-style="normal" fo:font-weight="bold" style:font-weight-asian="bold" style:font-weight-complex="bold" loext:padding="0in" loext:border="none"/>
    </style:style>
    <style:style style:name="T29" style:family="text">
      <style:text-properties fo:font-variant="normal" fo:text-transform="none" style:font-name="Inter" fo:font-size="10.5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31" style:family="text">
      <style:text-properties fo:font-variant="normal" fo:text-transform="none" fo:color="#263238" style:font-name="Roboto" fo:font-size="9.75pt" fo:letter-spacing="normal" fo:font-style="normal" fo:font-weight="normal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32" style:family="text">
      <style:text-properties style:font-name="Arial" fo:font-size="11pt" fo:font-style="normal" fo:font-weight="normal"/>
    </style:style>
    <style:style style:name="T33" style:family="text">
      <style:text-properties fo:background-color="transparent" loext:char-shading-value="0"/>
    </style:style>
    <style:style style:name="T34" style:family="text">
      <style:text-properties fo:font-weight="bold" fo:background-color="transparent" loext:char-shading-value="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4d9c3" style:font-weight-asian="bold" style:font-weight-complex="bold"/>
    </style:style>
    <style:style style:name="T37" style:family="text">
      <style:text-properties officeooo:rsid="001d9110"/>
    </style:style>
    <style:style style:name="T38" style:family="text">
      <style:text-properties fo:color="#1155cc" fo:font-style="italic" style:text-underline-style="solid" style:text-underline-width="auto" style:text-underline-color="font-color"/>
    </style:style>
    <style:style style:name="T39" style:family="text">
      <style:text-properties officeooo:rsid="002177d5"/>
    </style:style>
    <style:style style:name="T40" style:family="text">
      <style:text-properties officeooo:rsid="0024d9c3"/>
    </style:style>
    <style:style style:name="T41" style:family="text">
      <style:text-properties fo:font-weight="normal" officeooo:rsid="0024d9c3" style:font-weight-asian="normal" style:font-weight-complex="normal"/>
    </style:style>
    <style:style style:name="T42" style:family="text">
      <style:text-properties officeooo:rsid="002bf50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767201949" text:style-name="L1">
        <text:list-item>
          <text:p text:style-name="P27">Genre of the song</text:p>
        </text:list-item>
        <text:list-item>
          <text:p text:style-name="P27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3741099062" text:style-name="L2">
        <text:list-item>
          <text:p text:style-name="P29">Prediction of a 3 or 4 word string from a started verser of the lyric.</text:p>
        </text:list-item>
        <text:list-item>
          <text:p text:style-name="P29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1016261901" text:style-name="L3">
        <text:list-item>
          <text:p text:style-name="P28">Track</text:p>
          <text:list>
            <text:list-item>
              <text:p text:style-name="P28">Title</text:p>
            </text:list-item>
            <text:list-item>
              <text:p text:style-name="P28">Lyric</text:p>
            </text:list-item>
            <text:list-item>
              <text:p text:style-name="P28">Sentiment of the lyrics (continuous value or discrete set of sentiments)</text:p>
            </text:list-item>
            <text:list-item>
              <text:p text:style-name="P28">Genre</text:p>
            </text:list-item>
            <text:list-item>
              <text:p text:style-name="P28">Maybe sentimental info of the audio</text:p>
            </text:list-item>
          </text:list>
        </text:list-item>
        <text:list-item>
          <text:p text:style-name="P28">Artist</text:p>
        </text:list-item>
        <text:list-item>
          <text:p text:style-name="P28">Language (Most probably all of them in english)</text:p>
        </text:list-item>
      </text:list>
      <text:h text:style-name="P8" text:outline-level="2">Dudas</text:h>
      <text:p text:style-name="P20">Como limpiamos los datos? Canciones a partir de cierta fecha, campos vacios</text:p>
      <text:p text:style-name="P21">Como juntar todas las letras? Procesamos letra a letra o todo en conjunto? </text:p>
      <text:p text:style-name="P21">Que hace exactamente idF en TF-IDF? Si vamos a hacer análisis por sentimientos, no debería importar el documento en sí, sino el sentimiento?</text:p>
      <text:p text:style-name="P22"/>
      <text:p text:style-name="P22"><text:bookmark text:name="aabb"/>Do we remove stop words, or not?</text:p>
      <text:list xml:id="list4207158232" text:style-name="L4">
        <text:list-item>
          <text:p text:style-name="P24"><text:bookmark text:name="ff17"/>Do we stem or lemmatize our text data, or leave the words as is?</text:p>
        </text:list-item>
        <text:list-item>
          <text:p text:style-name="P24"><text:bookmark text:name="aa55"/>Is basic tokenization enough, or do we need to support special edge cases through the use of regex?</text:p>
        </text:list-item>
        <text:list-item>
          <text:p text:style-name="P24"><text:bookmark text:name="e83e"/>Do we stick with English words only or do we allow for other languages?</text:p>
        </text:list-item>
        <text:list-item>
          <text:p text:style-name="P24"><text:bookmark text:name="a214"/>Do we use the entire vocabulary, or just limit the model to a subset of the most frequently used words? If so, how many?</text:p>
        </text:list-item>
        <text:list-item>
          <text:p text:style-name="P24"><text:bookmark text:name="1b88"/><text:soft-page-break/>Do we engineer other features, such as bigrams, POS tags, or Mutual Information Scores?</text:p>
        </text:list-item>
        <text:list-item>
          <text:p text:style-name="P24"><text:bookmark text:name="5e9e"/>What sort of vectorization should we use in our model? Boolean Vectorization? Count Vectorization? TF-IDF? More advanced vectorization strategies such as Word2Vec?</text:p>
        </text:list-item>
      </text:list>
      <text:p text:style-name="P19"/>
      <text:h text:style-name="P6" text:outline-level="2">Steps</text:h>
      <text:list xml:id="list2222013997" text:style-name="L5">
        <text:list-item>
          <text:p text:style-name="P30">Research and data gathering</text:p>
          <text:p text:style-name="P33">Script from <text:s/><text:a xlink:type="simple" xlink:href="https://github.com/sgiammy/emotion-patterns-in-music-playlistsfr" text:style-name="Internet_20_link" text:visited-style-name="Visited_20_Internet_20_Link"><text:span text:style-name="T38">https://github.com/sgiammy/emotion-patterns-in-music-playlists</text:span></text:a> to download lyrics from LyricWikia</text:p>
        </text:list-item>
        <text:list-item>
          <text:p text:style-name="P30">Data <text:span text:style-name="T39">Cleaning</text:span></text:p>
        </text:list-item>
        <text:list-item>
          <text:p text:style-name="P31">Data enrichment <text:span text:style-name="T39">(?)</text:span></text:p>
        </text:list-item>
        <text:list-item>
          <text:p text:style-name="P30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a xlink:type="simple" xlink:href="https://towardsdatascience.com/how-we-used-nltk-and-nlp-to-predict-a-songs-genre-from-its-lyrics-54e338ded537" text:style-name="Internet_20_link" text:visited-style-name="Visited_20_Internet_20_Link">https://towardsdatascience.com/how-we-used-nltk-and-nlp-to-predict-a-songs-genre-from-its-lyrics-54e338ded537</text:a></text:p>
      <text:h text:style-name="P7" text:outline-level="2">Internet data sources</text:h>
      <text:list xml:id="list2496184257" text:style-name="L6">
        <text:list-item>
          <text:h text:style-name="P41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Standard"><text:span text:style-name="T35">380,000 lyrics </text:span>from MetroLyrics <text:s/><text:span text:style-name="T36">(csv)</text:span><text:span text:style-name="T41"> </text:span><text:span text:style-name="T40">(</text:span><text:span text:style-name="T26">index, song, year, artist, </text:span><text:span text:style-name="T29"><text:s/></text:span><text:span text:style-name="T28">genre</text:span><text:span text:style-name="T26">, </text:span><text:span text:style-name="T28">lyrics</text:span><text:span text:style-name="T27">) </text:span><text:a xlink:type="simple" xlink:href="https://www.kaggle.com/gyani95/380000-lyrics-from-metrolyrics" text:style-name="Internet_20_link" text:visited-style-name="Visited_20_Internet_20_Link"><text:span text:style-name="T27">https://www.kaggle.com/gyani95/380000-lyrics-from-metrolyrics</text:span></text:a></text:p>
      <text:p text:style-name="Standard"/>
      <text:p text:style-name="Text_20_body"/>
      <text:list xml:id="list1688293212" text:style-name="L7">
        <text:list-item>
          <text:h text:style-name="P42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37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37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37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37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34"><text:span text:style-name="T34">API </text:span><text:span text:style-name="T33">Spotify:</text:span></text:p>
          <text:list>
            <text:list-item>
              <text:p text:style-name="P32">Many data resources</text:p>
            </text:list-item>
            <text:list-item>
              <text:p text:style-name="P35"><text:span text:style-name="T33">Valence: value from 0 to 1 that describes </text:span><text:span text:style-name="T34">musical positiveness </text:span><text:span text:style-name="T33">(not lyric positiveness) of a track.</text:span></text:p>
            </text:list-item>
            <text:list-item>
              <text:p text:style-name="P35"><text:span text:style-name="T33">Other features like </text:span><text:span text:style-name="T34">acousticness, danceability, energy, liveness and loudness</text:span></text:p>
            </text:list-item>
            <text:list-item>
              <text:p text:style-name="P32">No lyrics</text:p>
            </text:list-item>
          </text:list>
        </text:list-item>
        <text:list-item>
          <text:p text:style-name="P35"><text:span text:style-name="T34">API </text:span><text:span text:style-name="T33">Musixmatch developer:</text:span></text:p>
          <text:list>
            <text:list-item>
              <text:p text:style-name="P36"><text:soft-page-break/> <text:span text:style-name="T32">TRACK: Rating, instrumental and explicit flags, genre, title translations</text:span></text:p>
            </text:list-item>
            <text:list-item>
              <text:p text:style-name="P32">ARTIST:  Rating, genre</text:p>
            </text:list-item>
            <text:list-item>
              <text:p text:style-name="P32">ALBUM:  Rating, genre</text:p>
            </text:list-item>
          </text:list>
        </text:list-item>
        <text:list-item>
          <text:p text:style-name="P35"><text:span text:style-name="T34">API </text:span><text:span text:style-name="T33">GENIUS:</text:span></text:p>
          <text:list>
            <text:list-item>
              <text:p text:style-name="P32">Lyrics and information about artists and tracks</text:p>
            </text:list-item>
          </text:list>
        </text:list-item>
        <text:list-item>
          <text:p text:style-name="P38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38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38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38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1759048096" text:style-name="L8">
        <text:list-item>
          <text:p text:style-name="P39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39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40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40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40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39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39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14" text:outline-level="2"><text:soft-page-break/>Python</text:h>
      <text:h text:style-name="P16" text:outline-level="3">Virtual Environment</text:h>
      <text:h text:style-name="P15" text:outline-level="3"><text:span text:style-name="T12">Create venv</text:span><text:span text:style-name="T13">: </text:span><text:span text:style-name="T19">python3 -m venv VENV_NAME</text:span></text:h>
      <text:h text:style-name="P15" text:outline-level="3"><text:span text:style-name="T12">Activate venv: </text:span><text:span text:style-name="T14"><text:s/></text:span><text:span text:style-name="T15">so</text:span><text:span text:style-name="T20">urce </text:span><text:span text:style-name="T21">VE</text:span><text:span text:style-name="T19">NV_FLODER/bin/activate</text:span></text:h>
      <text:h text:style-name="P17" text:outline-level="3"><text:span text:style-name="T12">Deactivate venv: </text:span><text:span text:style-name="T16">deactivate</text:span></text:h>
      <text:h text:style-name="P17" text:outline-level="3"><text:span text:style-name="T18">Export venv</text:span><text:span text:style-name="T17">: </text:span><text:span text:style-name="Source_20_Text"><text:span text:style-name="T22">pip freeze &gt;</text:span></text:span><text:span text:style-name="Source_20_Text"><text:span text:style-name="T23"> </text:span></text:span><text:span text:style-name="Source_20_Text"><text:span text:style-name="T22">requirements.txt</text:span></text:span></text:h>
      <text:p text:style-name="P4"><text:span text:style-name="T37">Import venv: </text:span><text:span text:style-name="Source_20_Text"><text:span text:style-name="T24">pip install -r path/to/requirements.txt</text:span></text:span></text:p>
      <text:p text:style-name="P5"/>
      <text:p text:style-name="P18"><text:span text:style-name="T11">C</text:span><text:span text:style-name="T10">lean the documents (eliminate HTML markup, etc.), you can use libraries such as </text:span><text:a xlink:type="simple" xlink:href="https://www.crummy.com/software/BeautifulSoup/bs4/doc/" office:target-frame-name="_blank" xlink:show="new" text:style-name="Internet_20_link" text:visited-style-name="Visited_20_Internet_20_Link"><text:span text:style-name="T25">BeautifulSoup4</text:span></text:a><text:span text:style-name="T10">.</text:span></text:p>
      <text:p text:style-name="Text_20_body"/>
      <text:p text:style-name="P9">PANDAS</text:p>
      <text:p text:style-name="P9"/>
      <text:p text:style-name="P9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  <text:p text:style-name="P9"/>
      <text:p text:style-name="P10">RECOMMENDATION ENGINE</text:p>
      <text:p text:style-name="P23"><text:a xlink:type="simple" xlink:href="https://lab.gsi.upm.es/" text:style-name="Internet_20_link" text:visited-style-name="Visited_20_Internet_20_Link"><text:span text:style-name="T30">https://lab.gsi.upm.es/</text:span></text:a></text:p>
      <text:p text:style-name="P23"><text:a xlink:type="simple" xlink:href="https://hub.gsi.upm.es/" text:style-name="Internet_20_link" text:visited-style-name="Visited_20_Internet_20_Link"><text:span text:style-name="T30">https://hub.gsi.upm.es/</text:span></text:a></text:p>
      <text:p text:style-name="P12"><text:span text:style-name="T42">Bigrams Spacy : <text:s/></text:span><text:a xlink:type="simple" xlink:href="https://stackoverflow.com/questions/53598243/is-there-a-bi-gram-or-tri-gram-feature-in-spacy" text:style-name="Internet_20_link" text:visited-style-name="Visited_20_Internet_20_Link">https://stackoverflow.com/questions/53598243/is-there-a-bi-gram-or-tri-gram-feature-in-spacy</text:a></text:p>
      <text:p text:style-name="P13">Bigrams NLTK: <text:a xlink:type="simple" xlink:href="http://www.nltk.org/api/nltk.html#nltk.util.bigrams" text:style-name="Internet_20_link" text:visited-style-name="Visited_20_Internet_20_Link"><text:span text:style-name="T30">http://www.nltk.org/api/nltk.html#nltk.util.bigrams</text:span></text:a></text:p>
      <text:p text:style-name="P11">Save Dataframe to disk: <text:a xlink:type="simple" xlink:href="https://pandas.pydata.org/pandas-docs/stable/reference/api/pandas.DataFrame.to_csv.html" text:style-name="Internet_20_link" text:visited-style-name="Visited_20_Internet_20_Link"><text:span text:style-name="T30">https://pandas.pydata.org/pandas-docs/stable/reference/api/pandas.DataFrame.to_csv.html</text:span></text:a></text:p>
      <text:p text:style-name="P26">Dataframe Uso de memoria: <text:a xlink:type="simple" xlink:href="https://pandas.pydata.org/pandas-docs/stable/reference/api/pandas.DataFrame.memory_usage.html" text:style-name="Internet_20_link" text:visited-style-name="Visited_20_Internet_20_Link"><text:span text:style-name="T31">https://pandas.pydata.org/pandas-docs/stable/reference/api/pandas.DataFrame.memory_usage.html</text:span></text:a></text:p>
      <text:p text:style-name="P13"><text:span text:style-name="T31">Words Similarity </text:span><text:a xlink:type="simple" xlink:href="https://radimrehurek.com/gensim/models/keyedvectors.html" text:style-name="Internet_20_link" text:visited-style-name="Visited_20_Internet_20_Link">https://radimrehurek.com/gensim/models/keyedvectors.html</text:a></text:p>
      <text:p text:style-name="P13"/>
      <text:p text:style-name="Text_20_body">api <text:a xlink:type="simple" xlink:href="https://flask.palletsprojects.com/en/1.1.x/" text:style-name="Internet_20_link" text:visited-style-name="Visited_20_Internet_20_Link">https://flask.palletsprojects.com/en/1.1.x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4-17T12:37:06.271798417</dc:date>
    <meta:editing-duration>PT11H8M4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96" meta:word-count="849" meta:character-count="6091" meta:non-whitespace-character-count="5375"/>
  </office:meta>
</office:document-meta>
</file>